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3.419cm"/>
      <style:paragraph-properties style:writing-mode="lr-tb"/>
    </style:style>
    <style:style style:name="gr3" style:family="graphic" style:parent-style-name="standard">
      <style:graphic-properties draw:stroke="none" draw:fill="none" fo:min-height="12.089cm"/>
      <style:paragraph-properties style:writing-mode="lr-tb"/>
    </style:style>
    <style:style style:name="gr4" style:family="graphic" style:parent-style-name="standard">
      <style:graphic-properties draw:stroke="none" draw:fill="none" fo:min-height="20.62cm"/>
      <style:paragraph-properties style:writing-mode="lr-tb"/>
    </style:style>
    <style:style style:name="gr5" style:family="graphic" style:parent-style-name="standard">
      <style:graphic-properties draw:stroke="none" draw:fill="none" fo:min-height="19.198cm"/>
      <style:paragraph-properties style:writing-mode="lr-tb"/>
    </style:style>
    <style:style style:name="gr6" style:family="graphic" style:parent-style-name="standard">
      <style:graphic-properties draw:stroke="none" draw:fill="none" fo:min-height="24.886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log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71cm" svg:height="33.669cm" svg:x="1.029cm" svg:y="1.023cm">
          <draw:text-box>
            <text:p/>
            <text:p>Podria un computador dar una explicacion a los misterios de la vida que siguen sin respuesta ?</text:p>
            <text:p/>
            <text:p/>
            <text:p>existe una inteligencia tal que es capaz de disenyar a todas las criaturas vivientes ?</text:p>
            <text:p>Y de ser asi, esa inteligencia adonde esta ?</text:p>
            <text:p/>
            <text:p>que somos ?</text:p>
            <text:p>porque estamos aqui ?</text:p>
            <text:p>porque morimos ?</text:p>
            <text:p>Y cual sera nuestra mision ?</text:p>
            <text:p/>
            <text:p/>
            <text:p>El contenido de estas paginas es,</text:p>
            <text:p>a grandes razgos,</text:p>
            <text:p>la descripcion de un <text:s/>modelo teorico de computador.</text:p>
            <text:p/>
            <text:p>que sera definido en detalle,</text:p>
            <text:p>puesto a prueba</text:p>
            <text:p>y analizado en sus caracteristicas mas relevantes.</text:p>
            <text:p/>
            <text:p/>
            <text:p>Y aunque el contenido principal se encuentra dentro del dominio de las ciencias de la computacion,</text:p>
            <text:p>El relato esta dirigido a todas las personas,</text:p>
            <text:p>y no es necesario ningun conocimiento previo para entenderlo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993cm" svg:height="12.339cm" svg:x="1.019cm" svg:y="0.987cm">
          <draw:text-box>
            <text:p>Se trata de un modelo conceptual,</text:p>
            <text:p>extremadamente simple,</text:p>
            <text:p>Que, sin embargo, posee una inteligencia dificilmente superable.</text:p>
            <text:p/>
            <text:p>Un tipo de inteligencia que podria llamarse,</text:p>
            <text:p>inteligencia natural.</text:p>
            <text:p/>
            <text:p>La maquina que se expone aquí, ademas,</text:p>
            <text:p>esta viva.</text:p>
            <text:p/>
            <text:p>Seguramente,</text:p>
            <text:p>no sera el tipo de computador que se vende en las tiendas.</text:p>
            <text:p/>
            <text:p>Y en mi opinion,</text:p>
            <text:p>imaginarlo en funcionamiento,</text:p>
            <text:p>podria abrir los ojos del lector a un universo diferente</text:p>
            <text:p>y dar respuesta, quizas, a alguno de los enigmas de la existencia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4" draw:text-style-name="P3" draw:layer="layout" svg:width="19.06cm" svg:height="20.87cm" svg:x="0.94cm" svg:y="1.11cm">
          <draw:text-box>
            <text:p>el relato esta dirigido a todas las personas.</text:p>
            <text:p/>
            <text:p>y aunque gran parte del contenido esta basado en </text:p>
            <text:p>matematicas y ciencias de la computacion, </text:p>
            <text:p/>
            <text:p>no es necesario poseer ningun conocimiento previo para entenderlo.</text:p>
            <text:p/>
            <text:p>Quien pueda leerlo, podra entenderlo.</text:p>
            <text:p/>
            <text:p>En especial,</text:p>
            <text:p>esta dirigido a aquellas personas con </text:p>
            <text:p>Curiosidad e ingenio.</text:p>
            <text:p/>
            <text:p/>
            <text:p>--------------------------</text:p>
            <text:p/>
            <text:p>Es posible que lo que comento en estas paginas sea verdad ?</text:p>
            <text:p>Quien sabe ?</text:p>
            <text:p/>
            <text:p>Sera el lector quien lo decida.</text:p>
            <text:p/>
            <text:p>El genero literario es ciencia, o ciencia-ficcion ?</text:p>
            <text:p>Es una novela de aventuras ?</text:p>
            <text:p>Es un cuento para ninyos ?</text:p>
            <text:p>Es un relato mistico ?</text:p>
            <text:p/>
            <text:p/>
            <text:p>No sabria decirlo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5" draw:text-style-name="P3" draw:layer="layout" svg:width="18.869cm" svg:height="19.448cm" svg:x="1.131cm" svg:y="1.088cm">
          <draw:text-box>
            <text:p>A grandes razgos, </text:p>
            <text:p>se trata de la descripcion de un modelo de computador, teorico.</text:p>
            <text:p/>
            <text:p>Lo definire en sus detalles,</text:p>
            <text:p>lo pondre a prueba, resolviendo un problema de poca dificultad, simple.</text:p>
            <text:p/>
            <text:p>y despues de verlo en accion,</text:p>
            <text:p>analizaremos sus caracteristicas.</text:p>
            <text:p/>
            <text:p>Dicho asi,</text:p>
            <text:p>suena bastante tecnico.</text:p>
            <text:p/>
            <text:p/>
            <text:p>En cualquier caso,</text:p>
            <text:p>no se trata de un computador ordinario.</text:p>
            <text:p>no.</text:p>
            <text:p/>
            <text:p>se trata de una maquina fantastica,</text:p>
            <text:p>escapada de las entranyas del universo.</text:p>
            <text:p/>
            <text:p>Es, en mi opinion,</text:p>
            <text:p>la inteligencia en estado natural.</text:p>
            <text:p/>
            <text:p>Y creo que,</text:p>
            <text:p>el verla en funcionamiento, </text:p>
            <text:p>podria abrir los ojos del lector a un universo diferente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style-name="gr6" draw:text-style-name="P3" draw:layer="layout" svg:width="18.997cm" svg:height="25.136cm" svg:x="1.003cm" svg:y="1.044cm">
          <draw:text-box>
            <text:p>Quizas,</text:p>
            <text:p>si construimos un computador muy potente,</text:p>
            <text:p>podriamos averiguar la respuesta a los misterios de la vida.</text:p>
            <text:p/>
            <text:p>Y podriamos preguntarle :</text:p>
            <text:p/>
            <text:p>Es posible que exista una inteligencia tal,</text:p>
            <text:p>capaz de disenyar a todas las criaturas vivientes en su sorprendente complejidad ?</text:p>
            <text:p/>
            <text:p>Y de ser asi,</text:p>
            <text:p>esa inteligencia adonde esta ?</text:p>
            <text:p>Es posible verla, analizarla, medirla, tomar contacto real con ella ?</text:p>
            <text:p/>
            <text:p>y las criaturas vivientes,</text:p>
            <text:p/>
            <text:p>Que somos ?</text:p>
            <text:p>Porque estamos aqui ?</text:p>
            <text:p>Debemos cumplir una mision importante ?</text:p>
            <text:p>Porque morimos ?</text:p>
            <text:p/>
            <text:p>Y toda esta variedad de criaturas vivientes que es ?</text:p>
            <text:p>Porque sucede ?</text:p>
            <text:p/>
            <text:p>Existe la vida en otros lugares del universo ?</text:p>
            <text:p>Y vida inteligente ?</text:p>
            <text:p/>
            <text:p/>
            <text:p>tal vez.</text:p>
            <text:p>Y tal vez el computador nos daria todas las respuestas que resuelven los misterios mas ocultos.</text:p>
            <text:p/>
            <text:p>tal vez,</text:p>
            <text:p>O tal vez no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08T16:45:13.530000000</dc:date>
    <meta:editing-duration>PT3H38M14S</meta:editing-duration>
    <meta:editing-cycles>51</meta:editing-cycles>
    <meta:generator>LibreOffice/7.3.5.2$Windows_X86_64 LibreOffice_project/184fe81b8c8c30d8b5082578aee2fed2ea847c01</meta:generator>
    <meta:document-statistic meta:object-count="45"/>
  </office:meta>
</office:document-meta>
</file>